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5f6b" officeooo:paragraph-rsid="00005f6b"/>
    </style:style>
    <style:style style:name="P2" style:family="paragraph" style:parent-style-name="Standard">
      <style:paragraph-properties fo:text-align="start" style:justify-single-word="false"/>
      <style:text-properties officeooo:rsid="00005f6b" officeooo:paragraph-rsid="00005f6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5f6b" officeooo:paragraph-rsid="00005f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05f6b" officeooo:paragraph-rsid="0001121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05f6b" officeooo:paragraph-rsid="00005f6b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y figma design links</text:span> </text:p>
      <text:p text:style-name="P2"/>
      <text:p text:style-name="P2"/>
      <text:p text:style-name="P3">1. <text:s/>Ecommerce app :</text:p>
      <text:p text:style-name="P3"/>
      <text:p text:style-name="P5">design link:</text:p>
      <text:p text:style-name="P5"/>
      <text:p text:style-name="P5"><text:a xlink:type="simple" xlink:href="https://www.figma.com/design/xGuOIzoMAvJh3GtWKCzVzZ/ecommerece-app?node-id=0-1&amp;t=5IigbheIVRygInXn-1" text:style-name="Internet_20_link" text:visited-style-name="Visited_20_Internet_20_Link">https://www.figma.com/design/xGuOIzoMAvJh3GtWKCzVzZ/ecommerece-app?node-id=0-1&amp;t=5IigbheIVRygInXn-1</text:a></text:p>
      <text:p text:style-name="P5"/>
      <text:p text:style-name="P5">prototype link : </text:p>
      <text:p text:style-name="P5"/>
      <text:p text:style-name="P5"><text:a xlink:type="simple" xlink:href="https://www.figma.com/proto/xGuOIzoMAvJh3GtWKCzVzZ/ecommerece-app?node-id=0-1&amp;t=5IigbheIVRygInXn-1" text:style-name="Internet_20_link" text:visited-style-name="Visited_20_Internet_20_Link">https://www.figma.com/proto/xGuOIzoMAvJh3GtWKCzVzZ/ecommerece-app?node-id=0-1&amp;t=5IigbheIVRygInXn-1</text:a></text:p>
      <text:p text:style-name="P5"/>
      <text:p text:style-name="P4"><text:s/></text:p>
      <text:p text:style-name="P4">2. <text:s text:c="2"/>social media app :</text:p>
      <text:p text:style-name="P3"/>
      <text:p text:style-name="P5">design link:</text:p>
      <text:p text:style-name="P5"/>
      <text:p text:style-name="P5"><text:a xlink:type="simple" xlink:href="https://www.figma.com/design/DdyR3xU1ddHMGNcJlrZBby/social-media-app?node-id=0-1&amp;t=3KCyoXgOrydjk0v2-1" text:style-name="Internet_20_link" text:visited-style-name="Visited_20_Internet_20_Link">https://www.figma.com/design/DdyR3xU1ddHMGNcJlrZBby/social-media-app?node-id=0-1&amp;t=3KCyoXgOrydjk0v2-1</text:a></text:p>
      <text:p text:style-name="P5"/>
      <text:p text:style-name="P5">prototype link :</text:p>
      <text:p text:style-name="P5"/>
      <text:p text:style-name="P5"><text:a xlink:type="simple" xlink:href="https://www.figma.com/proto/DdyR3xU1ddHMGNcJlrZBby/social-media-app?node-id=0-1&amp;t=3KCyoXgOrydjk0v2-1" text:style-name="Internet_20_link" text:visited-style-name="Visited_20_Internet_20_Link">https://www.figma.com/proto/DdyR3xU1ddHMGNcJlrZBby/social-media-app?node-id=0-1&amp;t=3KCyoXgOrydjk0v2-1</text:a></text:p>
      <text:p text:style-name="P5"/>
      <text:p text:style-name="P3"/>
      <text:p text:style-name="P3">3. <text:s text:c="3"/>ticket booking app :</text:p>
      <text:p text:style-name="P3"/>
      <text:p text:style-name="P5">design link:</text:p>
      <text:p text:style-name="P5"/>
      <text:p text:style-name="P5"><text:a xlink:type="simple" xlink:href="https://www.figma.com/design/zBP2PgVqAqGaYDRPjFWkM0/ticket-app?node-id=1-2&amp;t=U3xMEYTDVD9yKZZL-1" text:style-name="Internet_20_link" text:visited-style-name="Visited_20_Internet_20_Link">https://www.figma.com/design/zBP2PgVqAqGaYDRPjFWkM0/ticket-app?node-id=1-2&amp;t=U3xMEYTDVD9yKZZL-1</text:a></text:p>
      <text:p text:style-name="P5"/>
      <text:p text:style-name="P5">prototype link :</text:p>
      <text:p text:style-name="P5"/>
      <text:p text:style-name="P5"><text:a xlink:type="simple" xlink:href="https://www.figma.com/proto/zBP2PgVqAqGaYDRPjFWkM0/ticket-app?node-id=1-2&amp;t=U3xMEYTDVD9yKZZL-1" text:style-name="Internet_20_link" text:visited-style-name="Visited_20_Internet_20_Link">https://www.figma.com/proto/zBP2PgVqAqGaYDRPjFWkM0/ticket-app?node-id=1-2&amp;t=U3xMEYTDVD9yKZZL-1</text:a></text:p>
      <text:p text:style-name="P3"/>
      <text:p text:style-name="P3"/>
      <text:p text:style-name="P3">4. <text:s text:c="2"/>food delivery app :</text:p>
      <text:p text:style-name="P3"/>
      <text:p text:style-name="P5">design link:</text:p>
      <text:p text:style-name="P3"/>
      <text:p text:style-name="P3"><text:a xlink:type="simple" xlink:href="https://www.figma.com/design/dm89etnmUbyMkrR7Fz8XMr/food-delivery-app?node-id=1-2&amp;t=AVC1yi3791sp5gPX-1" text:style-name="Internet_20_link" text:visited-style-name="Visited_20_Internet_20_Link"><text:span text:style-name="T2">https://www.figma.com/design/dm89etnmUbyMkrR7Fz8XMr/food-delivery-app?node-id=1-2&amp;t=AVC1yi3791sp5gPX-1</text:span></text:a></text:p>
      <text:p text:style-name="P3"><text:soft-page-break/></text:p>
      <text:p text:style-name="P5">prototype link :</text:p>
      <text:p text:style-name="P5"/>
      <text:p text:style-name="P3"><text:a xlink:type="simple" xlink:href="https://www.figma.com/proto/dm89etnmUbyMkrR7Fz8XMr/food-delivery-app?node-id=1-2&amp;t=AVC1yi3791sp5gPX-1" text:style-name="Internet_20_link" text:visited-style-name="Visited_20_Internet_20_Link"><text:span text:style-name="T2">https://www.figma.com/proto/dm89etnmUbyMkrR7Fz8XMr/food-delivery-app?node-id=1-2&amp;t=AVC1yi3791sp5gPX-1</text:span></text:a></text:p>
      <text:p text:style-name="P3"/>
      <text:p text:style-name="P3"/>
      <text:p text:style-name="P3">5. <text:s text:c="2"/>expense tracking app :</text:p>
      <text:p text:style-name="P3"/>
      <text:p text:style-name="P5">design link:</text:p>
      <text:p text:style-name="P5"/>
      <text:p text:style-name="P5"><text:a xlink:type="simple" xlink:href="https://www.figma.com/design/CnaHGk6wY25gJRHUNuyLWZ/expense-tracker?node-id=1-2&amp;t=4R88ltsO16cxm9av-1" text:style-name="Internet_20_link" text:visited-style-name="Visited_20_Internet_20_Link">https://www.figma.com/design/CnaHGk6wY25gJRHUNuyLWZ/expense-tracker?node-id=1-2&amp;t=4R88ltsO16cxm9av-1</text:a></text:p>
      <text:p text:style-name="P5"/>
      <text:p text:style-name="P5">prototype link :</text:p>
      <text:p text:style-name="P5"/>
      <text:p text:style-name="P5"><text:a xlink:type="simple" xlink:href="https://www.figma.com/proto/CnaHGk6wY25gJRHUNuyLWZ/expense-tracker?node-id=1-2&amp;t=4R88ltsO16cxm9av-1" text:style-name="Internet_20_link" text:visited-style-name="Visited_20_Internet_20_Link">https://www.figma.com/proto/CnaHGk6wY25gJRHUNuyLWZ/expense-tracker?node-id=1-2&amp;t=4R88ltsO16cxm9av-1</text:a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6T00:50:25.230000000</meta:creation-date>
    <dc:date>2025-02-26T02:19:32.591000000</dc:date>
    <meta:editing-duration>PT1H8M22S</meta:editing-duration>
    <meta:editing-cycles>1</meta:editing-cycles>
    <meta:document-statistic meta:table-count="0" meta:image-count="0" meta:object-count="0" meta:page-count="2" meta:paragraph-count="27" meta:word-count="63" meta:character-count="1272" meta:non-whitespace-character-count="1222"/>
    <meta:generator>Neat_Office/6.2.8.2$Windows_x86 LibreOffice_project/</meta:generator>
  </office:meta>
</office:document-meta>
</file>